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AMPP Lite runterladen (als .zip):</text:p>
      <text:p text:style-name="Standard"/>
      <text:p text:style-name="Standard">Entpacken</text:p>
      <text:p text:style-name="Standard">In den Ordner eine badgerDb.sql anlegen, da kommt SQL Code rein, um die für BADGER benötigte Datenbank anzulegen.</text:p>
      <text:p text:style-name="Standard">Bsp.:</text:p>
      <text:p text:style-name="Standard">//Zuerst DB anlegen und öffnen:</text:p>
      <text:p text:style-name="Standard">CREATE DATABASE badger;</text:p>
      <text:p text:style-name="Standard">USE badger;</text:p>
      <text:p text:style-name="Standard"/>
      <text:p text:style-name="Standard">//dann Tabellen mit Inhalt anlegen --&gt; Kann mit phpmyadmin erzeugt werden. Datenbank darin auswählen, oben auf export, dann unten go. Der benötigte SQL Code wird erzeugt und hier angehängt.</text:p>
      <text:p text:style-name="Standard"/>
      <text:p text:style-name="Standard">Nun im Xampp Ordner eine install.bat erstellen, die bei der Installation automatisch aufgerufen wird</text:p>
      <text:p text:style-name="Standard"/>
      <text:p text:style-name="Standard">//Xampp Setup aufgerufen</text:p>
      <text:p text:style-name="Standard">setup_xampp.bat</text:p>
      <text:p text:style-name="Standard">//xampp starten</text:p>
      <text:p text:style-name="Standard">xampp_start.exe</text:p>
      <text:p text:style-name="Standard">//dann wird die DB angelegt:</text:p>
      <text:p text:style-name="Standard">mysql\bin\mysql.exe -u root &lt; badgerInstall\dbtest.sql</text:p>
      <text:p text:style-name="Standard"/>
      <text:p text:style-name="Standard"/>
      <text:p text:style-name="Standard">Nun eine startBadger.bat erstellen</text:p>
      <text:p text:style-name="Standard">//xampp starten</text:p>
      <text:p text:style-name="Standard">xampp_start.exe</text:p>
      <text:p text:style-name="Standard">//badger starten</text:p>
      <text:p text:style-name="Standard">start <text:a xlink:type="simple" xlink:href="http://localhost/badger/">http://localhost/badger/</text:a></text:p>
      <text:p text:style-name="Standard"/>
      <text:p text:style-name="Standard">mit installer (<text:a xlink:type="simple" xlink:href="http://www.disoriented.com/FreeExtractor/">http://www.disoriented.com/FreeExtractor/</text:a>) packen usw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7T10:52:56</meta:creation-date>
    <dc:creator>Clemens Volz</dc:creator>
    <dc:date>2006-01-17T11:37:43</dc:date>
    <meta:editing-cycles>4</meta:editing-cycles>
    <meta:editing-duration>PT44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19" meta:character-count="845"/>
  </office:meta>
</office:document-meta>
</file>